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2a9" officeooo:paragraph-rsid="000fd2a9"/>
    </style:style>
    <style:style style:name="P2" style:family="paragraph" style:parent-style-name="Standard">
      <style:text-properties style:font-name="Abyssinica SIL" fo:font-size="10pt" officeooo:rsid="000fd2a9" officeooo:paragraph-rsid="000fd2a9" style:font-size-asian="10pt" style:font-size-complex="10pt"/>
    </style:style>
    <style:style style:name="P3" style:family="paragraph" style:parent-style-name="Standard">
      <style:text-properties style:font-name="Abyssinica SIL" fo:font-size="10pt" officeooo:rsid="000fd2a9" officeooo:paragraph-rsid="00144250" style:font-size-asian="10pt" style:font-size-complex="10pt"/>
    </style:style>
    <style:style style:name="P4" style:family="paragraph" style:parent-style-name="Standard">
      <style:text-properties style:font-name="Abyssinica SIL" fo:font-size="10pt" officeooo:rsid="00125be8" officeooo:paragraph-rsid="00125be8" style:font-size-asian="10pt" style:font-size-complex="10pt"/>
    </style:style>
    <style:style style:name="P5" style:family="paragraph" style:parent-style-name="Standard" style:list-style-name="L1">
      <style:text-properties style:font-name="Abyssinica SIL" fo:font-size="10pt" officeooo:rsid="00125be8" officeooo:paragraph-rsid="00125be8" style:font-size-asian="10pt" style:font-size-complex="10pt"/>
    </style:style>
    <style:style style:name="P6" style:family="paragraph" style:parent-style-name="Standard" style:list-style-name="L1">
      <style:text-properties style:font-name="Abyssinica SIL" fo:font-size="10pt" officeooo:rsid="00144250" officeooo:paragraph-rsid="00144250" style:font-size-asian="10pt" style:font-size-complex="10pt"/>
    </style:style>
    <style:style style:name="P7" style:family="paragraph" style:parent-style-name="Standard">
      <style:text-properties style:font-name="Abyssinica SIL" fo:font-size="10pt" officeooo:rsid="0014f472" officeooo:paragraph-rsid="0014f472" style:font-size-asian="10pt" style:font-size-complex="10pt"/>
    </style:style>
    <style:style style:name="P8" style:family="paragraph" style:parent-style-name="Standard">
      <style:text-properties style:font-name="Abyssinica SIL" fo:font-size="10pt" officeooo:rsid="00184334" officeooo:paragraph-rsid="00184334" style:font-size-asian="10pt" style:font-size-complex="10pt"/>
    </style:style>
    <style:style style:name="P9" style:family="paragraph" style:parent-style-name="Standard" style:list-style-name="L2">
      <style:text-properties style:font-name="Abyssinica SIL" fo:font-size="10pt" officeooo:rsid="00184334" officeooo:paragraph-rsid="00184334" style:font-size-asian="10pt" style:font-size-complex="10pt"/>
    </style:style>
    <style:style style:name="P10" style:family="paragraph" style:parent-style-name="Standard" style:list-style-name="L3">
      <style:text-properties style:font-name="Abyssinica SIL" fo:font-size="10pt" officeooo:rsid="00184334" officeooo:paragraph-rsid="00184334" style:font-size-asian="10pt" style:font-size-complex="10pt"/>
    </style:style>
    <style:style style:name="P11" style:family="paragraph" style:parent-style-name="Standard" style:list-style-name="L4">
      <style:text-properties style:font-name="Abyssinica SIL" fo:font-size="10pt" officeooo:rsid="00184334" officeooo:paragraph-rsid="00184334" style:font-size-asian="10pt" style:font-size-complex="10pt"/>
    </style:style>
    <style:style style:name="P12" style:family="paragraph" style:parent-style-name="Standard" style:list-style-name="L4">
      <style:text-properties style:font-name="Abyssinica SIL" fo:font-size="10pt" officeooo:rsid="0019a285" officeooo:paragraph-rsid="0019a285" style:font-size-asian="10pt" style:font-size-complex="10pt"/>
    </style:style>
    <style:style style:name="P13" style:family="paragraph" style:parent-style-name="Standard">
      <style:text-properties style:font-name="Abyssinica SIL" fo:font-size="10pt" officeooo:rsid="0019a285" officeooo:paragraph-rsid="0019a285" style:font-size-asian="10pt" style:font-size-complex="10pt"/>
    </style:style>
    <style:style style:name="P14" style:family="paragraph" style:parent-style-name="Standard" style:list-style-name="L7">
      <style:text-properties style:font-name="Abyssinica SIL" fo:font-size="10pt" officeooo:rsid="0019a285" officeooo:paragraph-rsid="0019a285" style:font-size-asian="10pt" style:font-size-complex="10pt"/>
    </style:style>
    <style:style style:name="P15" style:family="paragraph" style:parent-style-name="Standard">
      <style:text-properties style:font-name="Abyssinica SIL" fo:font-size="10pt" officeooo:rsid="001bc0d6" officeooo:paragraph-rsid="001bc0d6" style:font-size-asian="10pt" style:font-size-complex="10pt"/>
    </style:style>
    <style:style style:name="P16" style:family="paragraph" style:parent-style-name="Standard" style:list-style-name="L8">
      <style:text-properties style:font-name="Abyssinica SIL" fo:font-size="10pt" officeooo:rsid="001bc0d6" officeooo:paragraph-rsid="001bc0d6" style:font-size-asian="10pt" style:font-size-complex="10pt"/>
    </style:style>
    <style:style style:name="P17" style:family="paragraph" style:parent-style-name="Standard">
      <style:text-properties style:font-name="Abyssinica SIL" fo:font-size="10pt" fo:font-weight="bold" officeooo:rsid="00125be8" officeooo:paragraph-rsid="00125be8" style:font-size-asian="10pt" style:font-weight-asian="bold" style:font-size-complex="10pt" style:font-weight-complex="bold"/>
    </style:style>
    <style:style style:name="P18" style:family="paragraph" style:parent-style-name="Standard">
      <style:text-properties style:font-name="Abyssinica SIL" fo:font-size="10pt" fo:font-weight="bold" officeooo:rsid="000fd2a9" officeooo:paragraph-rsid="00144250" style:font-size-asian="10pt" style:font-weight-asian="bold" style:font-size-complex="10pt" style:font-weight-complex="bold"/>
    </style:style>
    <style:style style:name="P19" style:family="paragraph" style:parent-style-name="Standard">
      <style:text-properties style:font-name="Abyssinica SIL" fo:font-size="10pt" fo:font-weight="bold" officeooo:rsid="0016b7f8" officeooo:paragraph-rsid="0016b7f8" style:font-size-asian="10pt" style:font-weight-asian="bold" style:font-size-complex="10pt" style:font-weight-complex="bold"/>
    </style:style>
    <style:style style:name="P20" style:family="paragraph" style:parent-style-name="Standard">
      <style:text-properties officeooo:paragraph-rsid="0014f472"/>
    </style:style>
    <style:style style:name="P21" style:family="paragraph" style:parent-style-name="Standard">
      <style:text-properties officeooo:rsid="0014f472" officeooo:paragraph-rsid="0014f472"/>
    </style:style>
    <style:style style:name="P22" style:family="paragraph" style:parent-style-name="Standard">
      <style:text-properties fo:font-style="italic" officeooo:paragraph-rsid="0014f472" style:font-style-asian="italic" style:font-style-complex="italic"/>
    </style:style>
    <style:style style:name="P23" style:family="paragraph" style:parent-style-name="Standard" style:list-style-name="L9">
      <style:text-properties officeooo:paragraph-rsid="001bc0d6"/>
    </style:style>
    <style:style style:name="P24" style:family="paragraph" style:parent-style-name="Standard" style:list-style-name="L9">
      <style:text-properties officeooo:rsid="001bc0d6" officeooo:paragraph-rsid="001bc0d6"/>
    </style:style>
    <style:style style:name="P25" style:family="paragraph" style:parent-style-name="Standard" style:list-style-name="L9">
      <style:text-properties officeooo:rsid="001bdece" officeooo:paragraph-rsid="001bdece"/>
    </style:style>
    <style:style style:name="P26" style:family="paragraph" style:parent-style-name="Standard">
      <style:text-properties officeooo:rsid="001bdece" officeooo:paragraph-rsid="001bdece"/>
    </style:style>
    <style:style style:name="P27" style:family="paragraph" style:parent-style-name="Standard">
      <style:text-properties fo:font-weight="bold" officeooo:rsid="001bdece" officeooo:paragraph-rsid="001bdece" style:font-weight-asian="bold" style:font-weight-complex="bold"/>
    </style:style>
    <style:style style:name="T1" style:family="text">
      <style:text-properties style:font-name="Abyssinica SIL" fo:font-size="10pt" style:font-size-asian="10pt" style:font-size-complex="10pt"/>
    </style:style>
    <style:style style:name="T2" style:family="text">
      <style:text-properties style:font-name="Abyssinica SIL" fo:font-size="10pt" officeooo:rsid="0014f472" style:font-size-asian="10pt" style:font-size-complex="10pt"/>
    </style:style>
    <style:style style:name="T3" style:family="text">
      <style:text-properties style:font-name="Abyssinica SIL" fo:font-size="10pt" officeooo:rsid="00184334" style:font-size-asian="10pt" style:font-size-complex="10pt"/>
    </style:style>
    <style:style style:name="T4" style:family="text">
      <style:text-properties style:font-name="Abyssinica SIL" fo:font-size="10pt" officeooo:rsid="001bc0d6" style:font-size-asian="10pt" style:font-size-complex="10pt"/>
    </style:style>
    <style:style style:name="T5" style:family="text">
      <style:text-properties officeooo:rsid="001bde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 Cireli</text:p>
      <text:p text:style-name="P2">GSU Legal Analytics</text:p>
      <text:p text:style-name="P2">Howework 1</text:p>
      <text:p text:style-name="P2">01/17/2021</text:p>
      <text:p text:style-name="P2"/>
      <text:p text:style-name="P17">Assignment</text:p>
      <text:p text:style-name="P2">Draw on the background readings to generate 2-5 possible hypotheses about how frequently</text:p>
      <text:p text:style-name="P2">Congress discusses economic rights. <text:s/></text:p>
      <text:p text:style-name="P2"/>
      <text:p text:style-name="P2">For example, would you hypothesize that Democrats or Republicans</text:p>
      <text:p text:style-name="P2">address economic rights more frequently, more positively, or more negatively?</text:p>
      <text:p text:style-name="P2"/>
      <text:p text:style-name="P2">What about members of Congress from urban versus rural states?</text:p>
      <text:p text:style-name="P2"/>
      <text:p text:style-name="P2">Background economic conditions?</text:p>
      <text:p text:style-name="P2"/>
      <text:p text:style-name="P2">Include in the report any aspects of the legal context that are particularly confusing,</text:p>
      <text:p text:style-name="P2">interesting, or surprising to you.</text:p>
      <text:p text:style-name="P2"/>
      <text:p text:style-name="P2"/>
      <text:p text:style-name="P17">Notes - Welfare Standards Underlying Antitrust Enforcement</text:p>
      <text:p text:style-name="P4">Christine S.Wilson</text:p>
      <text:p text:style-name="P4"/>
      <text:p text:style-name="P7">Paper:</text:p>
      <text:p text:style-name="P20"><text:span text:style-name="T2">Modern U.S. antitrust laws seek to address the inequalities and market inefficiencies that un-competitive corporate practices create, and by extension, should be central politics. <text:s/></text:span></text:p>
      <text:p text:style-name="P21"><text:span text:style-name="T1">1. Define consumer welfare and why this is central to politics.</text:span></text:p>
      <text:p text:style-name="P21"><text:span text:style-name="T1">2. Define example (hypothesis / topic) 1</text:span></text:p>
      <text:p text:style-name="P21"><text:span text:style-name="T1">3. Define example topic 2</text:span></text:p>
      <text:p text:style-name="P21"><text:span text:style-name="T1">4 Define example topic 3</text:span></text:p>
      <text:p text:style-name="P21"><text:span text:style-name="T1">5. Summarise paper and argument as to why these topics support your assertion that modern day antitrust should be central to most if not all political debates that deal with the well being of our society.</text:span></text:p>
      <text:p text:style-name="P22"><text:span text:style-name="T2">* </text:span><text:span text:style-name="T3">Look to the arguments against the Welfare standard for topics that are central to the quality of our society and how antitrust is central to politics.</text:span></text:p>
      <text:p text:style-name="P4"/>
      <text:p text:style-name="P4">I. Introduction</text:p>
      <text:list xml:id="list170550244" text:style-name="L1">
        <text:list-item>
          <text:p text:style-name="P5">Topic is the appropriateness of the welfare standard for antitrust enforcement.</text:p>
        </text:list-item>
        <text:list-item>
          <text:p text:style-name="P5">Whether we should continue with the current welfare standard rule. </text:p>
        </text:list-item>
        <text:list-item>
          <text:p text:style-name="P5">Negative affects of lax antitrust laws: historic levels of concentration, which have lead to greater inequality stagnant wages, and reduced innovation.</text:p>
        </text:list-item>
        <text:list-item>
          <text:p text:style-name="P5">Standard: whether mergers and the conduct of businesses harm consumers</text:p>
        </text:list-item>
        <text:list-item>
          <text:p text:style-name="P5">Note: seems central to much of our society.</text:p>
        </text:list-item>
      </text:list>
      <text:p text:style-name="P4"/>
      <text:p text:style-name="P4">II. Historic Perspective</text:p>
      <text:list xml:id="list201537019793593" text:continue-numbering="true" text:style-name="L1">
        <text:list-item>
          <text:p text:style-name="P5">Sherman act originated in the 1880s over concerns of farmers. </text:p>
        </text:list-item>
        <text:list-item>
          <text:p text:style-name="P5">Sherman act says nothing about welfare standards. </text:p>
        </text:list-item>
        <text:list-item>
          <text:p text:style-name="P5">Early supreme court cases focus on protecting small business (not consumers).</text:p>
        </text:list-item>
        <text:list-item>
          <text:p text:style-name="P6">Supreme court has explained that the Sherman act was to evolve as common law.</text:p>
        </text:list-item>
        <text:list-item>
          <text:p text:style-name="P6">Robert Bork’s analysis – congress intended act to protect consumers.</text:p>
        </text:list-item>
        <text:list-item>
          <text:p text:style-name="P6">SC has endorsed and economic approach it has not defined a welfare standard. <text:s/>“Market affects and impact on consumers.</text:p>
        </text:list-item>
        <text:list-item>
          <text:p text:style-name="P6"><text:soft-page-break/>Welfare standard: “consumer surplus”, the difference between what each consumer actually pays and what he or she would be willing to pay (willing is an odd term). Only looks at surplus to consumers and not sellers.</text:p>
        </text:list-item>
      </text:list>
      <text:p text:style-name="P3"/>
      <text:p text:style-name="P18"/>
      <text:p text:style-name="P19">III Attacks on Consumer Welfare Standard Are Unfounded</text:p>
      <text:p text:style-name="P2"/>
      <text:p text:style-name="P8">1. The Consumer Welfare Standard is Narrowly focused on price.</text:p>
      <text:list xml:id="list1178402222" text:style-name="L2">
        <text:list-item>
          <text:p text:style-name="P9">Retort is that price is not simply the cost of the product but interpreted more generally.</text:p>
        </text:list-item>
        <text:list-item>
          <text:p text:style-name="P9">Enhanced market power can manifest in non-price <text:tab/>terms and conditions that adversely affect consumers.</text:p>
        </text:list-item>
        <text:list-item>
          <text:p text:style-name="P9">Example is given for hospital merger and how both price and quality of service are considered.</text:p>
        </text:list-item>
      </text:list>
      <text:p text:style-name="P8"/>
      <text:p text:style-name="P8">2. The consumer welfare standard only looks at short term price changes and ignores effects on innovation.</text:p>
      <text:list xml:id="list259108811" text:style-name="L3">
        <text:list-item>
          <text:p text:style-name="P10">Simple retort that the agency regularly considers affect on innovation.</text:p>
        </text:list-item>
      </text:list>
      <text:p text:style-name="P8"/>
      <text:p text:style-name="P8">3. Consumer Welfare standard ignores buyer power and monopsony (market situation where there is only one buyer) concerns.</text:p>
      <text:list xml:id="list2587887142" text:style-name="L4">
        <text:list-item>
          <text:p text:style-name="P11">Examples that Walmart uses power to squeeze small suppliers and in other markets monospony is used to lower wages.</text:p>
        </text:list-item>
        <text:list-item>
          <text:p text:style-name="P12">Simple retort that the agency does take into considered monopsony. <text:s/>Example a lawsuit brought against tech companies for agreeing not to increase wages.</text:p>
        </text:list-item>
      </text:list>
      <text:p text:style-name="P13"/>
      <text:p text:style-name="P13">4. Assessing Alternative Welfare Standards </text:p>
      <text:list xml:id="list2168833857" text:style-name="L7">
        <text:list-item>
          <text:p text:style-name="P14">Consumer Welfare (current standard)</text:p>
        </text:list-item>
        <text:list-item>
          <text:p text:style-name="P14">Total Welfare: Includes welfare of both consumers and producers.<text:tab/></text:p>
        </text:list-item>
        <text:list-item>
          <text:p text:style-name="P14">Consumer Choice: conduct that artificially limits natural range of choices in marketplaces.</text:p>
        </text:list-item>
        <text:list-item>
          <text:p text:style-name="P14">Multiple Goals: focuses on protecting small businesses.</text:p>
        </text:list-item>
        <text:list-item>
          <text:p text:style-name="P14">Protection of Competitive Process: Practices that do not impair competition even though they damage consumers would not be condemned.</text:p>
        </text:list-item>
      </text:list>
      <text:p text:style-name="P13"/>
      <text:p text:style-name="P13">Counter to these alternative options:</text:p>
      <text:p text:style-name="P13">- Lack of consistency, administratability, and credibility.</text:p>
      <text:p text:style-name="P2"/>
      <text:p text:style-name="P2"/>
      <text:p text:style-name="P15">5. Total Welfare Standard As An Alternative For Antitrust Enforcement</text:p>
      <text:list xml:id="list2478371174" text:style-name="L8">
        <text:list-item>
          <text:p text:style-name="P16">Aggregate economic welfare standard.</text:p>
        </text:list-item>
        <text:list-item>
          <text:p text:style-name="P16">Considers affect on consumers and producers.</text:p>
        </text:list-item>
        <text:list-item>
          <text:p text:style-name="P16">Aggregate value create without regard to how the gains are distributed.</text:p>
        </text:list-item>
      </text:list>
      <text:list xml:id="list2684541707" text:style-name="L9">
        <text:list-item>
          <text:p text:style-name="P23"><text:span text:style-name="T4">The total welfare standard would minimize efficiency, not determine distribution of surplus.</text:span></text:p>
          <text:p text:style-name="P23"><text:span text:style-name="T4">- Argument is made that if we focused on the total economic benefit, markets would be maximized and the overall pie would increase.</text:span></text:p>
        </text:list-item>
        <text:list-item>
          <text:p text:style-name="P24"><text:span text:style-name="T1">Balance between creating total greater wealth and distribution of wealth to consumers. Unfortunately, income inequality has only increased since WWII.</text:span></text:p>
        </text:list-item>
        <text:list-item>
          <text:p text:style-name="P24"><text:span text:style-name="T1">“it is decidedly not the FTC’s comparative advantage to focus on questions of distribution”. <text:s/>Other agencies are better equipped to do this work.</text:span></text:p>
        </text:list-item>
        <text:list-item>
          <text:p text:style-name="P25"><text:span text:style-name="T1">Author notes that often people wear many hats in the same market, i.e. consumer, producer, employee and shareholder.</text:span></text:p>
        </text:list-item>
      </text:list>
      <text:p text:style-name="P26"><text:span text:style-name="T1"/></text:p>
      <text:p text:style-name="P27"><text:soft-page-break/><text:span text:style-name="T1">Would A Total Welfare Standard Be Administrable And Predictable?</text:span></text:p>
      <text:p text:style-name="P15">- <text:span text:style-name="T5">Some criticize that it would be harder to administer as it includes, in addition to the steps assessing price, an analysis of fixed costs and marginal cost savings.</text:span></text:p>
      <text:p text:style-name="P15">- <text:span text:style-name="T5">Author oddly diverts from this question and says “this misperceives the real questions, which is whether total welfare would increase”</text:span></text:p>
      <text:p text:style-name="P15">- </text:p>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7T18:55:54.526950679</meta:creation-date>
    <dc:date>2021-01-17T20:15:35.026751777</dc:date>
    <meta:editing-duration>PT37M54S</meta:editing-duration>
    <meta:editing-cycles>5</meta:editing-cycles>
    <meta:generator>LibreOffice/6.4.6.2$Linux_X86_64 LibreOffice_project/40$Build-2</meta:generator>
    <meta:document-statistic meta:table-count="0" meta:image-count="0" meta:object-count="0" meta:page-count="3" meta:paragraph-count="68" meta:word-count="809" meta:character-count="5172" meta:non-whitespace-character-count="4446"/>
  </office:meta>
</office:document-meta>
</file>